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6D000000829320BC06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873cm" svg:height="2.964cm" svg:x="3.493cm" svg:y="0.458cm">
          <draw:image xlink:href="Pictures/200000020000006D000000829320BC06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07-18T10:16:14</dc:date>
    <dc:creator>kkk </dc:creator>
    <meta:editing-duration>PT4H54M36S</meta:editing-duration>
    <meta:editing-cycles>21</meta:editing-cycles>
    <meta:generator>LibreOffice/3.3$Linux LibreOffice_project/330m19$Build-401</meta:generator>
    <meta:document-statistic meta:object-count="1"/>
  </office:meta>
</office:document-meta>
</file>